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unRecorder.onTest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Recorder.onRunStopp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Recorder.onRun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Recorder.onSuite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Recorder.onSuite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unRecorder.onTestError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Recorder.onTestEnd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Recorder.onTestFailure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unRecorder.onRunStarted( TestRu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